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officeooo:rsid="0014ba48" officeooo:paragraph-rsid="0014ba48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officeooo:rsid="001a0d03" officeooo:paragraph-rsid="001a0d03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1" fo:font-size="10pt" style:text-underline-style="solid" style:text-underline-width="auto" style:text-underline-color="font-color" officeooo:rsid="001efac8" officeooo:paragraph-rsid="001efac8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text-underline-style="solid" style:text-underline-width="auto" style:text-underline-color="font-color" officeooo:rsid="0014ba48" officeooo:paragraph-rsid="0014ba4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text-underline-style="solid" style:text-underline-width="auto" style:text-underline-color="font-color" officeooo:rsid="0014ba48" officeooo:paragraph-rsid="0014ba48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text-underline-style="none" officeooo:rsid="0014ba48" officeooo:paragraph-rsid="0014ba48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style:text-underline-style="none" officeooo:rsid="001a0d03" officeooo:paragraph-rsid="001a0d03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style:text-underline-style="none" officeooo:rsid="001efac8" officeooo:paragraph-rsid="001efac8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1" fo:font-size="8pt" officeooo:paragraph-rsid="001a1278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8pt" fo:font-style="normal" style:text-underline-style="solid" style:text-underline-width="auto" style:text-underline-color="font-color" officeooo:rsid="001efac8" officeooo:paragraph-rsid="001efac8" style:font-size-asian="8pt" style:font-style-asian="normal" style:font-size-complex="8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9pt" style:text-underline-style="solid" style:text-underline-width="auto" style:text-underline-color="font-color" officeooo:rsid="001efac8" officeooo:paragraph-rsid="001efac8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officeooo:paragraph-rsid="0014ba48"/>
    </style:style>
    <style:style style:name="P13" style:family="paragraph" style:parent-style-name="Standard">
      <style:paragraph-properties fo:text-align="start" style:justify-single-word="false"/>
      <style:text-properties officeooo:paragraph-rsid="001dae3d"/>
    </style:style>
    <style:style style:name="P14" style:family="paragraph" style:parent-style-name="Standard">
      <style:paragraph-properties fo:text-align="start" style:justify-single-word="false"/>
      <style:text-properties officeooo:rsid="00154dcd" officeooo:paragraph-rsid="0017015a"/>
    </style:style>
    <style:style style:name="P15" style:family="paragraph" style:parent-style-name="Standard">
      <style:paragraph-properties fo:text-align="center" style:justify-single-word="false"/>
      <style:text-properties officeooo:paragraph-rsid="0024215e"/>
    </style:style>
    <style:style style:name="T1" style:family="text">
      <style:text-properties fo:color="#ff0000"/>
    </style:style>
    <style:style style:name="T2" style:family="text">
      <style:text-properties fo:color="#000000" officeooo:rsid="00154dcd"/>
    </style:style>
    <style:style style:name="T3" style:family="text">
      <style:text-properties fo:color="#000000" style:font-name="Arial1" fo:font-size="8pt" style:text-underline-style="none" style:font-size-asian="8pt" style:font-size-complex="8pt"/>
    </style:style>
    <style:style style:name="T4" style:family="text">
      <style:text-properties fo:color="#000000" style:font-name="Arial1" fo:font-size="8pt" style:text-underline-style="none" officeooo:rsid="0014ba48" style:font-size-asian="8pt" style:font-size-complex="8pt"/>
    </style:style>
    <style:style style:name="T5" style:family="text">
      <style:text-properties fo:color="#000000" style:font-name="Arial1" fo:font-size="8pt" style:text-underline-style="none" officeooo:rsid="00154dcd" style:font-size-asian="8pt" style:font-size-complex="8pt"/>
    </style:style>
    <style:style style:name="T6" style:family="text">
      <style:text-properties fo:color="#000000" style:font-name="Arial1" fo:font-size="8pt" style:text-underline-style="none" officeooo:rsid="0017015a" style:font-size-asian="8pt" style:font-size-complex="8pt"/>
    </style:style>
    <style:style style:name="T7" style:family="text">
      <style:text-properties fo:color="#000000" style:font-name="Arial1" fo:font-size="8pt" style:text-underline-style="none" officeooo:rsid="001dae3d" style:font-size-asian="8pt" style:font-size-complex="8pt"/>
    </style:style>
    <style:style style:name="T8" style:family="text">
      <style:text-properties fo:color="#000000" style:font-name="Arial1" fo:font-size="8pt" style:text-underline-style="solid" style:text-underline-width="auto" style:text-underline-color="font-color" officeooo:rsid="0017015a" style:font-size-asian="8pt" style:font-size-complex="8pt"/>
    </style:style>
    <style:style style:name="T9" style:family="text">
      <style:text-properties fo:color="#000000" officeooo:rsid="001a1278"/>
    </style:style>
    <style:style style:name="T10" style:family="text">
      <style:text-properties officeooo:rsid="00154dcd"/>
    </style:style>
    <style:style style:name="T11" style:family="text">
      <style:text-properties fo:font-variant="normal" fo:text-transform="none" fo:color="#000000" style:font-name="Arial1" fo:font-size="8pt" fo:letter-spacing="normal" fo:font-style="normal" style:text-underline-style="solid" style:text-underline-width="auto" style:text-underline-color="font-color" fo:font-weight="normal" style:font-size-asian="8pt" style:font-size-complex="8pt"/>
    </style:style>
    <style:style style:name="T12" style:family="text">
      <style:text-properties fo:font-variant="normal" fo:text-transform="none" fo:color="#000000" style:font-name="Arial" fo:font-size="8pt" fo:letter-spacing="normal" fo:font-style="normal" style:text-underline-style="solid" style:text-underline-width="auto" style:text-underline-color="font-color" fo:font-weight="normal" officeooo:rsid="00154dcd" style:font-size-asian="8pt" style:font-size-complex="8pt" loext:padding="0cm" loext:border="non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4ba48"/>
    </style:style>
    <style:style style:name="T15" style:family="text">
      <style:text-properties style:font-name="Arial1" fo:font-size="8pt" style:text-underline-style="none" officeooo:rsid="001be1f3" style:font-size-asian="8pt" style:font-size-complex="8pt"/>
    </style:style>
    <style:style style:name="T16" style:family="text">
      <style:text-properties style:font-name="Arial1" fo:font-size="8pt" style:text-underline-style="none" officeooo:rsid="0018d54d" style:font-size-asian="8pt" style:font-size-complex="8pt"/>
    </style:style>
    <style:style style:name="T17" style:family="text">
      <style:text-properties style:font-name="Arial1" fo:font-size="8pt" style:text-underline-style="none" officeooo:rsid="001dae3d" style:font-size-asian="8pt" style:font-size-complex="8pt"/>
    </style:style>
    <style:style style:name="T18" style:family="text">
      <style:text-properties style:font-name="Arial1" fo:font-size="8pt" style:text-underline-style="none" officeooo:rsid="00261668" style:font-size-asian="8pt" style:font-size-complex="8pt"/>
    </style:style>
    <style:style style:name="T19" style:family="text">
      <style:text-properties style:font-name="Arial1" fo:font-size="8pt" style:text-underline-style="solid" style:text-underline-width="auto" style:text-underline-color="font-color" officeooo:rsid="001be1f3" style:font-size-asian="8pt" style:font-size-complex="8pt"/>
    </style:style>
    <style:style style:name="T20" style:family="text">
      <style:text-properties style:font-name="Arial1" fo:font-size="8pt" style:font-size-asian="8pt" style:font-size-complex="8pt"/>
    </style:style>
    <style:style style:name="T21" style:family="text">
      <style:text-properties style:font-name="Arial1" fo:font-size="11pt" style:text-underline-style="solid" style:text-underline-width="auto" style:text-underline-color="font-color" officeooo:rsid="0014ba48" style:font-size-asian="11pt" style:font-size-complex="11pt"/>
    </style:style>
    <style:style style:name="T22" style:family="text">
      <style:text-properties style:font-name="Arial1" fo:font-size="11pt" style:text-underline-style="solid" style:text-underline-width="auto" style:text-underline-color="font-color" officeooo:rsid="001efac8" style:font-size-asian="11pt" style:font-size-complex="11pt"/>
    </style:style>
    <style:style style:name="T23" style:family="text">
      <style:text-properties officeooo:rsid="001a1278"/>
    </style:style>
    <style:style style:name="T24" style:family="text">
      <style:text-properties fo:color="#ff33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1">Accès</text:span><text:span text:style-name="T22"> à</text:span><text:span text:style-name="T21"> l’application </text:span><text:span text:style-name="T22">et </text:span><text:span text:style-name="T21">à la base de données GSB_AppliMVC</text:span></text:p>
      <text:p text:style-name="P4"/>
      <text:p text:style-name="P1"/>
      <text:p text:style-name="P11">Application</text:p>
      <text:p text:style-name="P3"/>
      <text:p text:style-name="P8">&gt; <text:a xlink:type="simple" xlink:href="http://namiktiab.com/GSB_AppliMVC/www/" text:style-name="Internet_20_link" text:visited-style-name="Visited_20_Internet_20_Link"><text:span text:style-name="T13">http://namiktiab.com/GSB_AppliMVC/www/</text:span></text:a></text:p>
      <text:p text:style-name="P10">Utilisateur comptable :</text:p>
      <text:p text:style-name="P8">&gt; login : <text:span text:style-name="T24">piepont</text:span></text:p>
      <text:p text:style-name="P8"><text:s text:c="3"/>password : <text:span text:style-name="T24">zaza99</text:span></text:p>
      <text:p text:style-name="P2"/>
      <text:p text:style-name="P11">Base de données</text:p>
      <text:p text:style-name="P11"/>
      <text:p text:style-name="P7">&gt; <text:span text:style-name="T23">aller sur </text:span><text:s/><text:a xlink:type="simple" xlink:href="https://www.amen.fr/" text:style-name="Internet_20_link" text:visited-style-name="Visited_20_Internet_20_Link"><text:span text:style-name="T14">https://www.amen.fr/</text:span></text:a></text:p>
      <text:p text:style-name="P9">&gt; <text:span text:style-name="T2">menu d</text:span><text:span text:style-name="T9">u</text:span><text:span text:style-name="T2"> </text:span><text:span text:style-name="T9">haut</text:span><text:span text:style-name="T2"> : </text:span><text:span text:style-name="T10">clic sur </text:span><text:a xlink:type="simple" xlink:href="https://controlpanel.amen.fr/welcome.html" text:style-name="Internet_20_link" text:visited-style-name="Visited_20_Internet_20_Link">espace client</text:a></text:p>
      <text:p text:style-name="P6">&gt; login : <text:span text:style-name="T1">grunam</text:span><text:tab/></text:p>
      <text:p text:style-name="P6"><text:s text:c="3"/>password : <text:span text:style-name="T1">neG87ycCbu!U</text:span></text:p>
      <text:p text:style-name="P12"><text:span text:style-name="T4">&gt; </text:span><text:span text:style-name="T5">menu de droite : cli</text:span><text:span text:style-name="T7">c</text:span><text:span text:style-name="T5"> sur </text:span><text:a xlink:type="simple" xlink:href="https://controlpanel.amen.fr/cpanel/redirect.html" office:target-frame-name="_blank" xlink:show="new" text:style-name="Internet_20_link" text:visited-style-name="Visited_20_Internet_20_Link"><text:span text:style-name="T12">Hebergement Linux Smart</text:span></text:a><text:span text:style-name="T5"> </text:span></text:p>
      <text:p text:style-name="P14"><text:span text:style-name="T3">&gt; </text:span><text:span text:style-name="T6">dans la page </text:span><text:a xlink:type="simple" xlink:href="https://cpanel.webapps.net/cpanel" text:style-name="Internet_20_link" text:visited-style-name="Visited_20_Internet_20_Link"><text:span text:style-name="T20">https://cpanel.webapps.net/cpanel</text:span></text:a><text:span text:style-name="T6"> cliquer sur </text:span><text:span text:style-name="T8">administrer</text:span></text:p>
      <text:p text:style-name="P13"><text:span text:style-name="T16">&gt; </text:span><text:span text:style-name="T18">dans la </text:span><text:span text:style-name="T15">rubrique base de données : cli</text:span><text:span text:style-name="T17">c</text:span><text:span text:style-name="T15"> sur </text:span><text:span text:style-name="T19">phpMyAdmin</text:span></text:p>
      <text:p text:style-name="P13"><text:span text:style-name="T15">&gt; base de donnée GSB : </text:span><text:a xlink:type="simple" xlink:href="https://lhcp1011.webapps.net:2083/cpsess1857923420/3rdparty/phpMyAdmin/db_structure.php?server=1&amp;db=wh1l2sdy_gsb_frais" text:style-name="Internet_20_link" text:visited-style-name="Visited_20_Internet_20_Link"><text:span text:style-name="T11">wh1l2sdy_gsb_frais</text:span></text:a> 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0:17:20.529000000</meta:creation-date>
    <dc:date>2018-03-08T09:37:40.958000000</dc:date>
    <meta:editing-duration>PT9H8M49S</meta:editing-duration>
    <meta:editing-cycles>15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82" meta:character-count="521" meta:non-whitespace-character-count="444"/>
  </office:meta>
</office:document-meta>
</file>